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ac438"/>
    </style:style>
    <style:style style:name="P3" style:family="paragraph" style:parent-style-name="Standard">
      <style:text-properties fo:font-size="10pt" officeooo:paragraph-rsid="001b2f23" style:font-size-asian="10pt" style:font-size-complex="10pt"/>
    </style:style>
    <style:style style:name="P4" style:family="paragraph" style:parent-style-name="Standard">
      <style:text-properties fo:font-size="10pt" officeooo:paragraph-rsid="001d57a8" style:font-size-asian="10pt" style:font-size-complex="10pt"/>
    </style:style>
    <style:style style:name="T1" style:family="text">
      <style:text-properties officeooo:rsid="001206dd"/>
    </style:style>
    <style:style style:name="T2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  <style:style style:name="T3" style:family="text">
      <style:text-properties fo:font-variant="normal" fo:text-transform="none" fo:color="#125792" loext:opacity="100%" style:font-name="helvetica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Stack Unwinding</text:span> </text:p>
      <text:p text:style-name="P1"/>
      <text:p text:style-name="P4"><text:span text:style-name="T3">#include&lt;iostream&gt;<text:line-break/>using namespace std;<text:line-break/>void f1() throw(int)<text:line-break/>{</text:span></text:p>
      <text:p text:style-name="P4"><text:span text:style-name="T3"><text:line-break/> <text:s text:c="3"/>cout&lt;&lt;"\nf1()Start";<text:line-break/> <text:s text:c="3"/>throw 100;<text:line-break/> <text:s text:c="3"/>cout&lt;&lt;"\nf1()end";<text:line-break/> <text:s text:c="3"/><text:line-break/>}</text:span></text:p>
      <text:p text:style-name="P4"><text:span text:style-name="T3"><text:line-break/>void f2() throw(int)</text:span></text:p>
      <text:p text:style-name="P4"><text:span text:style-name="T3"><text:line-break/>{</text:span></text:p>
      <text:p text:style-name="P4"><text:span text:style-name="T3"><text:line-break/> <text:s text:c="3"/>cout&lt;&lt;"\nf2()start";<text:line-break/> <text:s text:c="3"/>f1();<text:line-break/> <text:s text:c="3"/>cout&lt;&lt;"\nf2()end";</text:span></text:p>
      <text:p text:style-name="P4"><text:span text:style-name="T3"><text:line-break/>}</text:span></text:p>
      <text:p text:style-name="P4"><text:span text:style-name="T3"><text:line-break/>voidf3()</text:span></text:p>
      <text:p text:style-name="P4"><text:span text:style-name="T3"><text:line-break/>{</text:span></text:p>
      <text:p text:style-name="P4"><text:span text:style-name="T3"><text:line-break/> <text:s text:c="3"/>cout&lt;&lt;"\nf3()start";<text:line-break/> <text:s text:c="3"/>try</text:span></text:p>
      <text:p text:style-name="P4"><text:span text:style-name="T3">{</text:span></text:p>
      <text:p text:style-name="P4"><text:span text:style-name="T3"><text:line-break/> <text:s text:c="7"/>f2();</text:span></text:p>
      <text:p text:style-name="P4"><text:span text:style-name="T3">}</text:span></text:p>
      <text:p text:style-name="P4"><text:span text:style-name="T3"><text:line-break/> <text:s text:c="7"/>catch(int I)</text:span></text:p>
      <text:p text:style-name="P4"><text:span text:style-name="T3">{</text:span></text:p>
      <text:p text:style-name="P4"><text:span text:style-name="T3"><text:line-break/> <text:s text:c="11"/>cout&lt;&lt;"\nCaught Exception:"&lt;&lt;i;</text:span></text:p>
      <text:p text:style-name="P4"><text:span text:style-name="T3"><text:line-break/> <text:s text:c="7"/>}</text:span></text:p>
      <text:p text:style-name="P4"><text:span text:style-name="T3"><text:line-break/> <text:s text:c="7"/>cout&lt;&lt;""\nf3()end;</text:span></text:p>
      <text:p text:style-name="P4"><text:span text:style-name="T3"><text:line-break/>}</text:span></text:p>
      <text:p text:style-name="P4"><text:span text:style-name="T3"><text:line-break/>int main()</text:span></text:p>
      <text:p text:style-name="P4"><text:span text:style-name="T3"/></text:p>
      <text:p text:style-name="P4"><text:span text:style-name="T3">{</text:span></text:p>
      <text:p text:style-name="P4"><text:span text:style-name="T3"><text:line-break/> <text:s text:c="3"/>f3();<text:line-break/> <text:s text:c="3"/>return 0;</text:span></text:p>
      <text:p text:style-name="P4"><text:span text:style-name="T3"><text:line-break/>}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Alef" svg:font-family="Alef" style:font-pitch="variable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53:34.193000000</dc:date>
    <meta:editing-duration>PT1H17M28S</meta:editing-duration>
    <meta:editing-cycles>1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23" meta:word-count="45" meta:character-count="437" meta:non-whitespace-character-count="305"/>
  </office:meta>
</office:document-meta>
</file>